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9cm" draw:marker-end-width="0.279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Fine_20_Dashed_20__28_var_29_" svg:stroke-width="0.051cm" draw:marker-start-width="0.279cm" draw:marker-end-width="0.279cm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Fine_20_Dashed_20__28_var_29_" draw:textarea-horizontal-align="justify" draw:textarea-vertical-align="middle" draw:auto-grow-height="false"/>
    </style:style>
    <style:style style:name="gr4" style:family="graphic" style:parent-style-name="standard">
      <style:graphic-properties draw:stroke="solid" draw:stroke-dash="Fine_20_Dashed_20__28_var_29_"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Fine_20_Dashed_20__28_var_29_" svg:stroke-width="0.051cm" svg:stroke-color="#80808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solid" draw:stroke-dash="Fine_20_Dashed_20__28_var_29_" svg:stroke-width="0.051cm" svg:stroke-color="#808080" draw:marker-start="Symmetric_20_Arrow" draw:marker-start-width="0.279cm" draw:marker-end="Symmetric_20_Arrow" draw:marker-end-width="0.279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131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1.27cm"/>
    </style:style>
    <style:style style:name="gr10" style:family="graphic" style:parent-style-name="standard">
      <style:graphic-properties svg:stroke-width="0cm" draw:marker-start-width="0.203cm" draw:marker-end-width="0.203cm" draw:opacity="25%" draw:textarea-horizontal-align="justify" draw:textarea-vertical-align="middle" draw:auto-grow-height="false" fo:padding-top="0.125cm" fo:padding-bottom="0.125cm" fo:padding-left="0.25cm" fo:padding-right="0.25cm" draw:shadow-opacity="25%"/>
    </style:style>
    <style:style style:name="gr11" style:family="graphic" style:parent-style-name="standard">
      <style:graphic-properties draw:stroke="solid" draw:stroke-dash="Fine_20_Dashed_20__28_var_29_" draw:opacity="25%" draw:textarea-horizontal-align="justify" draw:textarea-vertical-align="middle" draw:auto-grow-height="false" draw:shadow-opacity="25%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2.54cm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2.312cm" fo:padding-top="0.127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4pt" fo:font-style="italic" style:font-size-asian="14pt" style:font-style-asian="italic" style:font-size-complex="14pt" style:font-style-complex="italic"/>
    </style:style>
    <style:style style:name="P6" style:family="paragraph">
      <style:paragraph-properties fo:text-align="start"/>
      <style:text-properties fo:color="#999999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color="#999999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62cm" svg:height="1.27cm" svg:x="6.115cm" svg:y="5.449cm">
          <text:p text:style-name="P1">Brown, Charli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62cm" svg:height="1.27cm" svg:x="6.115cm" svg:y="7.354cm">
          <text:p text:style-name="P1">Bunny, Bug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62cm" svg:height="1.27cm" svg:x="6.115cm" svg:y="9.259cm">
          <text:p text:style-name="P1">Doo, Scoob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62cm" svg:height="1.27cm" svg:x="6.115cm" svg:y="11.164cm">
          <text:p text:style-name="P1">Mouse, Micke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62cm" svg:height="1.27cm" svg:x="6.115cm" svg:y="13.069cm">
          <text:p text:style-name="P1">Simpson, B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62cm" svg:height="1.27cm" svg:x="6.115cm" svg:y="14.974cm">
          <text:p text:style-name="P1">Simpson, Hom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7.62cm" svg:height="1.27cm" svg:x="6.115cm" svg:y="3.544cm">
          <text:p text:style-name="P3"><text:span text:style-name="T1">E_BOOK_CURSOR_ORIGIN_BE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7.62cm" svg:height="1.27cm" svg:x="6.115cm" svg:y="16.879cm">
          <text:p text:style-name="P3"><text:span text:style-name="T1">E_BOOK_CURSOR_ORIGIN_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27cm" svg:height="1.27cm" svg:x="4.21cm" svg:y="3.544cm">
          <text:p text:style-name="P2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21cm" svg:y="5.449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21cm" svg:y="7.354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21cm" svg:y="9.214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21cm" svg:y="11.164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21cm" svg:y="13.069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21cm" svg:y="14.974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27cm" svg:height="1.27cm" svg:x="4.21cm" svg:y="16.879cm">
          <text:p text:style-name="P2">7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2" draw:layer="layout" svg:x1="3.575cm" svg:y1="5.16cm" svg:x2="16.529cm" svg:y2="5.16cm">
          <text:p/>
        </draw:line>
        <draw:line draw:style-name="gr5" draw:text-style-name="P2" draw:layer="layout" svg:x1="3.54cm" svg:y1="16.556cm" svg:x2="16.494cm" svg:y2="16.556cm">
          <text:p/>
        </draw:line>
        <draw:line draw:style-name="gr6" draw:text-style-name="P2" draw:layer="layout" svg:x1="14.37cm" svg:y1="5.322cm" svg:x2="14.37cm" svg:y2="16.371cm">
          <text:p/>
        </draw:line>
        <draw:frame draw:style-name="gr7" draw:text-style-name="P4" draw:layer="layout" svg:width="2.667cm" svg:height="0.725cm" svg:x="14.37cm" svg:y="10.275cm">
          <draw:text-box>
            <text:p text:style-name="P4"><text:span text:style-name="T1">6 Contacts</text:span></text:p>
          </draw:text-box>
        </draw:frame>
        <draw:custom-shape draw:style-name="gr8" draw:text-style-name="P2" draw:layer="layout" svg:width="1.651cm" svg:height="1.27cm" svg:x="2.27cm" svg:y="11.164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5" draw:text-style-name="P2" draw:layer="layout" svg:x1="17.51cm" svg:y1="3.544cm" svg:x2="17.51cm" svg:y2="20.054cm">
          <text:p/>
        </draw:line>
        <draw:frame draw:style-name="gr9" draw:text-style-name="P5" draw:layer="layout" svg:width="15.24cm" svg:height="1.52cm" svg:x="2.27cm" svg:y="18.784cm">
          <draw:text-box>
            <text:p text:style-name="P5"><text:span text:style-name="T2">Cursor points to Mickey Mouse, the cursor position is now 4 out of a total of 6 contacts.</text:span></text:p>
          </draw:text-box>
        </draw:frame>
        <draw:frame draw:style-name="gr9" draw:text-style-name="P5" draw:layer="layout" svg:width="15.24cm" svg:height="1.52cm" svg:x="18.78cm" svg:y="18.699cm">
          <draw:text-box>
            <text:p text:style-name="P5"><text:span text:style-name="T2">After filtering the list, the cursor still points to Mickey Mouse but now the calculated position and total have changed.</text:span></text:p>
          </draw:text-box>
        </draw:frame>
        <draw:custom-shape draw:style-name="gr1" draw:text-style-name="P2" draw:layer="layout" svg:width="7.62cm" svg:height="1.27cm" svg:x="22.59cm" svg:y="5.449cm">
          <text:p text:style-name="P1">Brown, Charli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62cm" svg:height="1.27cm" svg:x="22.59cm" svg:y="7.354cm">
          <text:p text:style-name="P1">Bunny, Bug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7.62cm" svg:height="1.27cm" svg:x="22.59cm" svg:y="9.259cm">
          <text:p text:style-name="P6"><text:span text:style-name="T3">Doo, Scoob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7.62cm" svg:height="1.27cm" svg:x="22.59cm" svg:y="11.164cm">
          <text:p text:style-name="P6"><text:span text:style-name="T3">Mouse, Micke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62cm" svg:height="1.27cm" svg:x="22.59cm" svg:y="13.069cm">
          <text:p text:style-name="P1">Simpson, B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62cm" svg:height="1.27cm" svg:x="22.59cm" svg:y="14.974cm">
          <text:p text:style-name="P1">Simpson, Hom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7.62cm" svg:height="1.27cm" svg:x="22.59cm" svg:y="3.544cm">
          <text:p text:style-name="P3"><text:span text:style-name="T1">E_BOOK_CURSOR_ORIGIN_BE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7.62cm" svg:height="1.27cm" svg:x="22.59cm" svg:y="16.879cm">
          <text:p text:style-name="P3"><text:span text:style-name="T1">E_BOOK_CURSOR_ORIGIN_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27cm" svg:height="1.27cm" svg:x="20.685cm" svg:y="3.544cm">
          <text:p text:style-name="P2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0.685cm" svg:y="5.449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0.685cm" svg:y="7.354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27cm" svg:height="1.27cm" svg:x="20.685cm" svg:y="9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27cm" svg:height="1.27cm" svg:x="20.685cm" svg:y="11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0.685cm" svg:y="13.069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0.685cm" svg:y="14.974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27cm" svg:height="1.27cm" svg:x="20.685cm" svg:y="16.879cm">
          <text:p text:style-name="P2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2" draw:layer="layout" svg:x1="20.05cm" svg:y1="5.16cm" svg:x2="33.004cm" svg:y2="5.16cm">
          <text:p/>
        </draw:line>
        <draw:line draw:style-name="gr5" draw:text-style-name="P2" draw:layer="layout" svg:x1="20.015cm" svg:y1="16.556cm" svg:x2="32.969cm" svg:y2="16.556cm">
          <text:p/>
        </draw:line>
        <draw:line draw:style-name="gr6" draw:text-style-name="P2" draw:layer="layout" svg:x1="30.845cm" svg:y1="5.322cm" svg:x2="30.845cm" svg:y2="16.371cm">
          <text:p/>
        </draw:line>
        <draw:frame draw:style-name="gr7" draw:text-style-name="P4" draw:layer="layout" svg:width="2.667cm" svg:height="0.725cm" svg:x="30.845cm" svg:y="10.275cm">
          <draw:text-box>
            <text:p text:style-name="P4"><text:span text:style-name="T1">4 Contacts</text:span></text:p>
          </draw:text-box>
        </draw:frame>
        <draw:custom-shape draw:style-name="gr8" draw:text-style-name="P2" draw:layer="layout" svg:width="1.651cm" svg:height="1.27cm" svg:x="18.745cm" svg:y="11.164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2" draw:text-style-name="P7" draw:layer="layout" svg:width="12.7cm" svg:height="2.79cm" svg:x="3.54cm" svg:y="1cm">
          <draw:text-box>
            <text:p text:style-name="P7">Unfiltered</text:p>
          </draw:text-box>
        </draw:frame>
        <draw:frame draw:style-name="gr13" draw:text-style-name="P7" draw:layer="layout" svg:width="12.7cm" svg:height="2.564cm" svg:x="20.05cm" svg:y="0.978cm">
          <draw:text-box>
            <text:p text:style-name="P7"><text:span text:style-name="T4">(or (beginswith "family_name" "B")</text:span></text:p>
            <text:p text:style-name="P7"><text:span text:style-name="T4">(beginswith "family_name" "S")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ristan </meta:initial-creator>
    <meta:creation-date>2013-10-19T22:04:24</meta:creation-date>
    <dc:date>2013-10-20T20:28:49</dc:date>
    <dc:creator>Tristan </dc:creator>
    <meta:editing-duration>PT22H16M18S</meta:editing-duration>
    <meta:editing-cycles>10</meta:editing-cycles>
    <meta:generator>LibreOffice/3.5$Linux_X86_64 LibreOffice_project/350m1$Build-2</meta:generator>
    <meta:document-statistic meta:object-count="47"/>
  </office:meta>
</office:document-meta>
</file>